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5" style:master-page-name="MasterPage2" style:family="paragraph" style:name="P42">
      <style:text-properties fo:color="#000000" fo:font-family="Liberation Sans" style:font-family-complex="Liberation Sans" fo:font-size="18pt" fo:language="en" fo:country="US" fo:font-weight="bold"/>
      <style:paragraph-properties fo:text-align="center"/>
    </style:style>
    <style:style style:family="text" style:name="T66">
      <style:text-properties fo:color="#000000" fo:font-family="Liberation Sans" style:font-family-complex="Liberation Sans" fo:font-size="18pt" fo:language="en" fo:country="US" fo:font-weight="bold"/>
    </style:style>
    <style:style style:family="text" style:name="T67">
      <style:text-properties fo:color="#000000" fo:font-family="Liberation Sans" style:font-family-complex="Liberation Sans" fo:font-size="18pt" fo:language="en" fo:country="US" fo:font-weight="bold"/>
    </style:style>
    <style:style style:family="text" style:name="T68">
      <style:text-properties fo:color="#000000" fo:font-family="Liberation Sans" style:font-family-complex="Liberation Sans" fo:font-size="18pt" fo:language="en" fo:country="US" fo:font-weight="bold"/>
    </style:style>
    <style:style style:parent-style-name="681" style:family="paragraph" style:name="P4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69">
      <style:text-properties fo:color="#000000" fo:font-family="Liberation Serif" style:font-family-complex="Liberation Serif" fo:font-size="12pt" fo:language="en" fo:country="US" fo:font-weight="normal"/>
    </style:style>
    <style:style style:family="text" style:name="T70">
      <style:text-properties fo:color="#000000" fo:font-family="Liberation Serif" style:font-family-complex="Liberation Serif" fo:font-size="12pt" fo:language="en" fo:country="US" fo:font-weight="normal"/>
    </style:style>
    <style:style style:family="text" style:name="T71">
      <style:text-properties fo:color="#000000" fo:font-family="Liberation Serif" style:font-family-complex="Liberation Serif" fo:font-size="12pt" fo:language="en" fo:country="US" fo:font-weight="normal"/>
    </style:style>
    <style:style style:family="text" style:name="T72">
      <style:text-properties fo:color="#000000" fo:font-family="Liberation Serif" style:font-family-complex="Liberation Serif" fo:font-size="12pt" fo:language="en" fo:country="US" fo:font-weight="normal"/>
    </style:style>
    <style:style style:family="text" style:name="T73">
      <style:text-properties fo:color="#000000" fo:font-family="Liberation Serif" style:font-family-complex="Liberation Serif" fo:font-size="12pt" fo:language="en" fo:country="US" fo:font-weight="normal"/>
    </style:style>
    <style:style style:family="text" style:name="T74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4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75">
      <style:text-properties fo:color="#000000" fo:font-family="Liberation Serif" style:font-family-complex="Liberation Serif" fo:font-size="12pt" fo:language="en" fo:country="US" fo:font-weight="normal"/>
    </style:style>
    <style:style style:family="text" style:name="T76">
      <style:text-properties fo:color="#000000" fo:font-family="Liberation Serif" style:font-family-complex="Liberation Serif" fo:font-size="12pt" fo:language="en" fo:country="US" fo:font-weight="normal"/>
    </style:style>
    <style:style style:family="text" style:name="T77">
      <style:text-properties fo:color="#000000" fo:font-family="Liberation Serif" style:font-family-complex="Liberation Serif" fo:font-size="12pt" fo:language="en" fo:country="US" fo:font-weight="normal"/>
    </style:style>
    <style:style style:family="text" style:name="T78">
      <style:text-properties fo:color="#000000" fo:font-family="Liberation Serif" style:font-family-complex="Liberation Serif" fo:font-size="12pt" fo:language="en" fo:country="US" fo:font-weight="normal"/>
    </style:style>
    <style:style style:family="text" style:name="T79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4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0">
      <style:text-properties fo:color="#000000" fo:font-family="Liberation Serif" style:font-family-complex="Liberation Serif" fo:font-size="12pt" fo:language="en" fo:country="US" fo:font-weight="normal"/>
    </style:style>
    <style:style style:family="text" style:name="T81">
      <style:text-properties fo:color="#000000" fo:font-family="Liberation Serif" style:font-family-complex="Liberation Serif" fo:font-size="12pt" fo:language="en" fo:country="US" fo:font-weight="normal"/>
    </style:style>
    <style:style style:family="text" style:name="T82">
      <style:text-properties fo:color="#000000" fo:font-family="Liberation Serif" style:font-family-complex="Liberation Serif" fo:font-size="12pt" fo:language="en" fo:country="US" fo:font-weight="normal"/>
    </style:style>
    <style:style style:family="text" style:name="T83">
      <style:text-properties fo:color="#000000" fo:font-family="Liberation Serif" style:font-family-complex="Liberation Serif" fo:font-size="12pt" fo:language="en" fo:country="US" fo:font-weight="normal"/>
    </style:style>
    <style:style style:family="text" style:name="T84">
      <style:text-properties fo:color="#000000" fo:font-family="Liberation Serif" style:font-family-complex="Liberation Serif" fo:font-size="12pt" fo:language="en" fo:country="US" fo:font-weight="normal"/>
    </style:style>
    <style:style style:family="text" style:name="T85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4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6">
      <style:text-properties fo:color="#000000" fo:font-family="Liberation Serif" style:font-family-complex="Liberation Serif" fo:font-size="12pt" fo:language="en" fo:country="US" fo:font-weight="normal"/>
    </style:style>
    <style:style style:family="text" style:name="T87">
      <style:text-properties fo:color="#000000" fo:font-family="Liberation Serif" style:font-family-complex="Liberation Serif" fo:font-size="12pt" fo:language="en" fo:country="US" fo:font-weight="normal"/>
    </style:style>
    <style:style style:family="text" style:name="T88">
      <style:text-properties fo:color="#000000" fo:font-family="Liberation Serif" style:font-family-complex="Liberation Serif" fo:font-size="12pt" fo:language="en" fo:country="US" fo:font-weight="normal"/>
    </style:style>
    <style:style style:family="text" style:name="T89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4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0">
      <style:text-properties fo:color="#000000" fo:font-family="Liberation Serif" style:font-family-complex="Liberation Serif" fo:font-size="12pt" fo:language="en" fo:country="US" fo:font-weight="normal"/>
    </style:style>
    <style:style style:family="text" style:name="T91">
      <style:text-properties fo:color="#000000" fo:font-family="Liberation Serif" style:font-family-complex="Liberation Serif" fo:font-size="12pt" fo:language="en" fo:country="US" fo:font-weight="normal"/>
    </style:style>
    <style:style style:family="text" style:name="T92">
      <style:text-properties fo:color="#000000" fo:font-family="Liberation Serif" style:font-family-complex="Liberation Serif" fo:font-size="12pt" fo:language="en" fo:country="US" fo:font-weight="normal"/>
    </style:style>
    <style:style style:family="text" style:name="T93">
      <style:text-properties fo:color="#000000" fo:font-family="Liberation Serif" style:font-family-complex="Liberation Serif" fo:font-size="12pt" fo:language="en" fo:country="US" fo:font-weight="normal"/>
    </style:style>
    <style:style style:family="text" style:name="T94">
      <style:text-properties fo:color="#000000" fo:font-family="Liberation Serif" style:font-family-complex="Liberation Serif" fo:font-size="12pt" fo:language="en" fo:country="US" fo:font-weight="normal"/>
    </style:style>
    <style:style style:family="text" style:name="T95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4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6">
      <style:text-properties fo:color="#000000" fo:font-family="Liberation Serif" style:font-family-complex="Liberation Serif" fo:font-size="12pt" fo:language="en" fo:country="US" fo:font-weight="normal"/>
    </style:style>
    <style:style style:family="text" style:name="T97">
      <style:text-properties fo:color="#000000" fo:font-family="Liberation Serif" style:font-family-complex="Liberation Serif" fo:font-size="12pt" fo:language="en" fo:country="US" fo:font-weight="normal"/>
    </style:style>
    <style:style style:family="text" style:name="T98">
      <style:text-properties fo:color="#000000" fo:font-family="Liberation Serif" style:font-family-complex="Liberation Serif" fo:font-size="12pt" fo:language="en" fo:country="US" fo:font-weight="normal"/>
    </style:style>
    <style:style style:family="text" style:name="T9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0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4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0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5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5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0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0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5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6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5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1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5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6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5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2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5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3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7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5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3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2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5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4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6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5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4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2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5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8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6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2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6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6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6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6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6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0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63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7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4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6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8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6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3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6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6">
      <style:text-properties fo:color="#000000" fo:font-family="Liberation Serif" style:font-family-complex="Liberation Serif" fo:font-size="12pt" fo:language="en" fo:country="US" fo:font-weight="bold"/>
    </style:style>
    <style:style style:family="text" style:name="T187">
      <style:text-properties fo:color="#000000" fo:font-family="Liberation Serif" style:font-family-complex="Liberation Serif" fo:font-size="12pt" fo:language="en" fo:country="US" fo:font-weight="bold"/>
    </style:style>
    <style:style style:family="text" style:name="T188">
      <style:text-properties fo:color="#000000" fo:font-family="Liberation Serif" style:font-family-complex="Liberation Serif" fo:font-size="12pt" fo:language="en" fo:country="US"/>
    </style:style>
    <style:style style:parent-style-name="681" style:family="paragraph" style:name="P6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4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6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9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69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0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1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2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3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4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7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5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6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7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8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9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7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1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2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3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4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7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5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6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7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8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7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9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1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2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3">
      <style:text-properties fo:color="#000000" fo:font-family="Liberation Serif" style:font-family-complex="Liberation Serif" fo:font-size="12pt" fo:font-weight="normal"/>
    </style:style>
    <style:style style:parent-style-name="681" style:family="paragraph" style:name="P7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24">
      <style:text-properties fo:color="#000000" fo:font-family="Liberation Serif" style:font-family-complex="Liberation Serif" fo:font-size="12pt" fo:language="en" fo:country="US" fo:font-weight="bold"/>
    </style:style>
    <style:style style:family="text" style:name="T225">
      <style:text-properties fo:color="#000000" fo:font-family="Liberation Serif" style:font-family-complex="Liberation Serif" fo:font-size="12pt" fo:language="en" fo:country="US"/>
    </style:style>
    <style:style style:family="text" style:name="T226">
      <style:text-properties fo:color="#000000" fo:font-family="Liberation Serif" style:font-family-complex="Liberation Serif" fo:font-size="12pt" fo:language="en" fo:country="US"/>
    </style:style>
  </office:automatic-styles>
  <office:body>
    <office:text text:use-soft-page-breaks="true">
      <text:list>
        <text:list-item>
          <text:p text:style-name="P42"><text:span text:style-name="T66"><text:tab/>Website Software Versions</text:span><text:span text:style-name="T67"/><text:span text:style-name="T68"/></text:p>
        </text:list-item>
      </text:list>
      <text:p text:style-name="P43"><text:span text:style-name="T69">Active Presenter: </text:span><text:span text:style-name="T70">9.</text:span><text:span text:style-name="T71">1.</text:span><text:span text:style-name="T72">3</text:span><text:span text:style-name="T73"/><text:span text:style-name="T74"/></text:p>
      <text:p text:style-name="P44"><text:span text:style-name="T75">LibreOffice: </text:span><text:span text:style-name="T76">7.</text:span><text:span text:style-name="T77">6.</text:span><text:span text:style-name="T78">4</text:span><text:span text:style-name="T79"/></text:p>
      <text:p text:style-name="P45"><text:span text:style-name="T80">Thunderbird: </text:span><text:span text:style-name="T81">1</text:span><text:span text:style-name="T82">15.</text:span><text:span text:style-name="T83">5.2</text:span><text:span text:style-name="T84"/><text:span text:style-name="T85"/></text:p>
      <text:p text:style-name="P46"><text:span text:style-name="T86">VLC: 3.0.</text:span><text:span text:style-name="T87">20</text:span><text:span text:style-name="T88"/><text:span text:style-name="T89"/></text:p>
      <text:p text:style-name="P47"><text:span text:style-name="T90">DVDStyler: 3.</text:span><text:span text:style-name="T91">2.</text:span><text:span text:style-name="T92">1</text:span><text:span text:style-name="T93"><text:tab/></text:span><text:span text:style-name="T94"/><text:span text:style-name="T95"/></text:p>
      <text:p text:style-name="P48"><text:span text:style-name="T96">GIMP: 2.10.</text:span><text:span text:style-name="T97">3</text:span><text:span text:style-name="T98">6</text:span><text:span text:style-name="T99"/><text:span text:style-name="T100"/></text:p>
      <text:p text:style-name="P49"><text:span text:style-name="T101">OpenShot: </text:span><text:span text:style-name="T102">3.</text:span><text:span text:style-name="T103">1.1</text:span><text:span text:style-name="T104"/><text:span text:style-name="T105"/></text:p>
      <text:p text:style-name="P50"><text:span text:style-name="T106">Audacity: </text:span><text:span text:style-name="T107">3.</text:span><text:span text:style-name="T108">4.2</text:span><text:span text:style-name="T109"/><text:span text:style-name="T110"/></text:p>
      <text:p text:style-name="P51"><text:span text:style-name="T111">Paint.net: </text:span><text:span text:style-name="T112">5.0</text:span><text:span text:style-name="T113">1</text:span><text:span text:style-name="T114">2</text:span><text:span text:style-name="T115"/><text:span text:style-name="T116"/></text:p>
      <text:p text:style-name="P52"><text:span text:style-name="T117">MakeMKV: 1.1</text:span><text:span text:style-name="T118">7.</text:span><text:span text:style-name="T119">5</text:span><text:span text:style-name="T120"/><text:span text:style-name="T121"/></text:p>
      <text:p text:style-name="P53"><text:span text:style-name="T122">SMPlayer: </text:span><text:span text:style-name="T123">2</text:span><text:span text:style-name="T124">3.6</text:span><text:span text:style-name="T125"/><text:span text:style-name="T126"/></text:p>
      <text:p text:style-name="P54"><text:span text:style-name="T127">Kdenlive: </text:span><text:span text:style-name="T128">2</text:span><text:span text:style-name="T129">3.0</text:span><text:span text:style-name="T130">8.</text:span><text:span text:style-name="T131">4</text:span><text:span text:style-name="T132"/></text:p>
      <text:p text:style-name="P55"><text:span text:style-name="T133">Rocky Linux: </text:span><text:span text:style-name="T134">9.</text:span><text:span text:style-name="T135">3</text:span><text:span text:style-name="T136"/><text:span text:style-name="T137"/></text:p>
      <text:p text:style-name="P56"><text:span text:style-name="T138">Ubuntu Server: 2</text:span><text:span text:style-name="T139">2.04.</text:span><text:span text:style-name="T140">3</text:span><text:span text:style-name="T141"/><text:span text:style-name="T142"/></text:p>
      <text:p text:style-name="P57"><text:span text:style-name="T143">Fedora: 3</text:span><text:span text:style-name="T144">9</text:span><text:span text:style-name="T145"/><text:span text:style-name="T146"/></text:p>
      <text:p text:style-name="P58"><text:span text:style-name="T147">Linux Mint: </text:span><text:span text:style-name="T148">2</text:span><text:span text:style-name="T149">1.</text:span><text:span text:style-name="T150">2</text:span><text:span text:style-name="T151"/><text:span text:style-name="T152"/></text:p>
      <text:p text:style-name="P59"><text:span text:style-name="T153">Kubuntu: </text:span><text:span text:style-name="T154">2</text:span><text:span text:style-name="T155">2.04.</text:span><text:span text:style-name="T156">3</text:span><text:span text:style-name="T157"/><text:span text:style-name="T158"/></text:p>
      <text:p text:style-name="P60"><text:span text:style-name="T159">Fedora lxqt: 3</text:span><text:span text:style-name="T160">9</text:span><text:span text:style-name="T161"/><text:span text:style-name="T162"/></text:p>
      <text:p text:style-name="P61"><text:span text:style-name="T163">Arch: </text:span><text:span text:style-name="T164">12-1-23</text:span><text:span text:style-name="T165"/><text:span text:style-name="T166"/></text:p>
      <text:p text:style-name="P62"><text:span text:style-name="T167">Debian (Stable): 1</text:span><text:span text:style-name="T168">2.</text:span><text:span text:style-name="T169">4</text:span><text:span text:style-name="T170"/></text:p>
      <text:p text:style-name="P63"><text:span text:style-name="T171">OpenSuse (Leap): 15.</text:span><text:span text:style-name="T172">5</text:span><text:span text:style-name="T173"/><text:span text:style-name="T174"/></text:p>
      <text:p text:style-name="P64"><text:span text:style-name="T175">Visual Studio: 20</text:span><text:span text:style-name="T176">22<text:tab/></text:span><text:span text:style-name="T177"/><text:span text:style-name="T178"/></text:p>
      <text:p text:style-name="P65"><text:span text:style-name="T179">FileZilla Client: 3.</text:span><text:span text:style-name="T180">6</text:span><text:span text:style-name="T181">6.1</text:span><text:span text:style-name="T182"/><text:span text:style-name="T183"/></text:p>
      <text:p text:style-name="P66"><text:span text:style-name="T184">Notepad ++: </text:span><text:span text:style-name="T185">8.6</text:span><text:span text:style-name="T186"><text:tab/></text:span><text:span text:style-name="T187"/><text:span text:style-name="T188"/></text:p>
      <text:p text:style-name="P67"><text:span text:style-name="T189">Brackets: </text:span><text:span text:style-name="T190">Pre-Release </text:span><text:span text:style-name="T191">2.</text:span><text:span text:style-name="T192">1.2</text:span><text:span text:style-name="T193"/><text:span text:style-name="T194"/></text:p>
      <text:p text:style-name="P68"><text:span text:style-name="T195">Rufus: </text:span><text:span text:style-name="T196">4.</text:span><text:span text:style-name="T197">3<text:tab/></text:span><text:span text:style-name="T198"/><text:span text:style-name="T199"/></text:p>
      <text:p text:style-name="P69"><text:span text:style-name="T200">VirtualBox: </text:span><text:span text:style-name="T201">7.0.</text:span><text:span text:style-name="T202">12</text:span><text:span text:style-name="T203"/><text:span text:style-name="T204"/></text:p>
      <text:p text:style-name="P70"><text:span text:style-name="T205">Sharex: </text:span><text:span text:style-name="T206">1</text:span><text:span text:style-name="T207">5.0.0</text:span><text:span text:style-name="T208"/><text:span text:style-name="T209"/></text:p>
      <text:p text:style-name="P71"><text:span text:style-name="T210">XDM:</text:span><text:span text:style-name="T211"><text:s/></text:span><text:span text:style-name="T212">2018</text:span><text:span text:style-name="T213"/><text:span text:style-name="T214"/></text:p>
      <text:p text:style-name="P72"><text:span text:style-name="T215">Vivaldi: </text:span><text:span text:style-name="T216">6.</text:span><text:span text:style-name="T217">5</text:span><text:span text:style-name="T218"/></text:p>
      <text:p text:style-name="P73"><text:span text:style-name="T219">7-zip: </text:span><text:span text:style-name="T220">2</text:span><text:span text:style-name="T221">3.01</text:span><text:span text:style-name="T222"/><text:span text:style-name="T223"/></text:p>
      <text:p text:style-name="P74"><text:span text:style-name="T224"/><text:span text:style-name="T225"/><text:span text:style-name="T2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8">
      <style:text-properties fo:font-size="10pt"/>
      <style:paragraph-properties/>
    </style:style>
    <style:style style:display-name="DStyle_text" style:family="text" style:name="619">
      <style:paragraph-properties/>
    </style:style>
    <style:style style:parent-style-name="618" style:display-name="DStyle_text" style:family="text" style:name="620">
      <style:paragraph-properties/>
    </style:style>
    <style:style style:display-name="DStyle_paragraph" style:family="paragraph" style:name="621">
      <style:text-properties fo:font-size="10pt"/>
      <style:paragraph-properties/>
    </style:style>
    <style:style style:parent-style-name="621" style:display-name="DStyle_paragraph" style:family="paragraph" style:name="622">
      <style:text-properties fo:font-size="10pt"/>
      <style:paragraph-properties/>
    </style:style>
    <style:style style:parent-style-name="622" style:display-name="DStyle_text" style:family="text" style:name="623">
      <style:paragraph-properties/>
    </style:style>
    <style:style style:parent-style-name="622" style:display-name="Normal" style:family="paragraph" style:name="624">
      <style:paragraph-properties/>
    </style:style>
    <style:style style:parent-style-name="622" style:display-name="Heading 1 Char" style:family="text" style:name="625">
      <style:text-properties fo:font-family="Arial" style:font-family-complex="Arial" fo:font-size="20pt"/>
      <style:paragraph-properties/>
    </style:style>
    <style:style style:parent-style-name="624" style:display-name="Heading 2" style:family="paragraph" style:name="626">
      <style:text-properties fo:font-family="Arial" style:font-family-complex="Arial" fo:font-size="17pt"/>
      <style:paragraph-properties fo:margin-top="18pt" fo:margin-bottom="10pt"/>
    </style:style>
    <style:style style:parent-style-name="622" style:display-name="Heading 2 Char" style:family="text" style:name="627">
      <style:text-properties fo:font-family="Arial" style:font-family-complex="Arial" fo:font-size="17pt"/>
      <style:paragraph-properties/>
    </style:style>
    <style:style style:parent-style-name="624" style:display-name="Heading 3" style:family="paragraph" style:name="628">
      <style:text-properties fo:font-family="Arial" style:font-family-complex="Arial" fo:font-size="15pt"/>
      <style:paragraph-properties fo:margin-top="16pt" fo:margin-bottom="10pt"/>
    </style:style>
    <style:style style:parent-style-name="622" style:display-name="Heading 3 Char" style:family="text" style:name="629">
      <style:text-properties fo:font-family="Arial" style:font-family-complex="Arial" fo:font-size="15pt"/>
      <style:paragraph-properties/>
    </style:style>
    <style:style style:parent-style-name="624" style:display-name="Heading 4" style:family="paragraph" style:name="630">
      <style:text-properties fo:font-family="Arial" style:font-family-complex="Arial" fo:font-size="13pt" fo:font-weight="bold"/>
      <style:paragraph-properties fo:margin-top="16pt" fo:margin-bottom="10pt"/>
    </style:style>
    <style:style style:parent-style-name="622" style:display-name="Heading 4 Char" style:family="text" style:name="631">
      <style:text-properties fo:font-family="Arial" style:font-family-complex="Arial" fo:font-size="13pt" fo:font-weight="bold"/>
      <style:paragraph-properties/>
    </style:style>
    <style:style style:parent-style-name="624" style:display-name="Heading 5" style:family="paragraph" style:name="632">
      <style:text-properties fo:font-family="Arial" style:font-family-complex="Arial" fo:font-size="12pt" fo:font-weight="bold"/>
      <style:paragraph-properties fo:margin-top="16pt" fo:margin-bottom="10pt"/>
    </style:style>
    <style:style style:parent-style-name="622" style:display-name="Heading 5 Char" style:family="text" style:name="633">
      <style:text-properties fo:font-family="Arial" style:font-family-complex="Arial" fo:font-size="12pt" fo:font-weight="bold"/>
      <style:paragraph-properties/>
    </style:style>
    <style:style style:parent-style-name="624" style:display-name="Heading 6" style:family="paragraph" style:name="634">
      <style:text-properties fo:font-family="Arial" style:font-family-complex="Arial" fo:font-size="11pt" fo:font-weight="bold"/>
      <style:paragraph-properties fo:margin-top="16pt" fo:margin-bottom="10pt"/>
    </style:style>
    <style:style style:parent-style-name="622" style:display-name="Heading 6 Char" style:family="text" style:name="635">
      <style:text-properties fo:font-family="Arial" style:font-family-complex="Arial" fo:font-size="11pt" fo:font-weight="bold"/>
      <style:paragraph-properties/>
    </style:style>
    <style:style style:parent-style-name="624" style:display-name="Heading 7" style:family="paragraph" style:name="636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2" style:display-name="Heading 7 Char" style:family="text" style:name="637">
      <style:text-properties fo:font-family="Arial" style:font-family-complex="Arial" fo:font-size="11pt" fo:font-style="italic" fo:font-weight="bold"/>
      <style:paragraph-properties/>
    </style:style>
    <style:style style:parent-style-name="624" style:display-name="Heading 8" style:family="paragraph" style:name="638">
      <style:text-properties fo:font-family="Arial" style:font-family-complex="Arial" fo:font-size="11pt" fo:font-style="italic"/>
      <style:paragraph-properties fo:margin-top="16pt" fo:margin-bottom="10pt"/>
    </style:style>
    <style:style style:parent-style-name="622" style:display-name="Heading 8 Char" style:family="text" style:name="639">
      <style:text-properties fo:font-family="Arial" style:font-family-complex="Arial" fo:font-size="11pt" fo:font-style="italic"/>
      <style:paragraph-properties/>
    </style:style>
    <style:style style:parent-style-name="624" style:display-name="Heading 9" style:family="paragraph" style:name="640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2" style:display-name="Heading 9 Char" style:family="text" style:name="641">
      <style:text-properties fo:font-family="Arial" style:font-family-complex="Arial" fo:font-size="10.5pt" fo:font-style="italic"/>
      <style:paragraph-properties/>
    </style:style>
    <style:style style:parent-style-name="624" style:display-name="List Paragraph" style:family="paragraph" style:name="642">
      <style:paragraph-properties fo:margin-left="1.27cm" fo:margin-right="0cm" fo:text-indent="0cm"/>
    </style:style>
    <style:style style:parent-style-name="622" style:display-name="No Spacing" style:family="paragraph" style:name="643">
      <style:paragraph-properties fo:line-height="100%" fo:margin-top="0pt" fo:margin-bottom="0pt"/>
    </style:style>
    <style:style style:parent-style-name="624" style:display-name="Title" style:family="paragraph" style:name="644">
      <style:text-properties fo:font-size="24pt"/>
      <style:paragraph-properties fo:margin-top="15pt" fo:margin-bottom="10pt"/>
    </style:style>
    <style:style style:parent-style-name="622" style:display-name="Title Char" style:family="text" style:name="645">
      <style:text-properties fo:font-size="24pt"/>
      <style:paragraph-properties/>
    </style:style>
    <style:style style:parent-style-name="624" style:display-name="Subtitle" style:family="paragraph" style:name="646">
      <style:text-properties fo:font-size="12pt"/>
      <style:paragraph-properties fo:margin-top="10pt" fo:margin-bottom="10pt"/>
    </style:style>
    <style:style style:parent-style-name="622" style:display-name="Subtitle Char" style:family="text" style:name="647">
      <style:text-properties fo:font-size="12pt"/>
      <style:paragraph-properties/>
    </style:style>
    <style:style style:parent-style-name="624" style:display-name="Quote" style:family="paragraph" style:name="648">
      <style:text-properties fo:font-style="italic"/>
      <style:paragraph-properties fo:margin-left="1.27cm" fo:margin-right="1.27cm" fo:text-indent="0cm"/>
    </style:style>
    <style:style style:parent-style-name="622" style:display-name="Quote Char" style:family="text" style:name="649">
      <style:text-properties fo:font-style="italic"/>
      <style:paragraph-properties/>
    </style:style>
    <style:style style:parent-style-name="624" style:display-name="Intense Quote" style:family="paragraph" style:name="650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22" style:display-name="Intense Quote Char" style:family="text" style:name="651">
      <style:text-properties fo:font-style="italic"/>
      <style:paragraph-properties/>
    </style:style>
    <style:style style:parent-style-name="624" style:display-name="Header" style:family="paragraph" style:name="65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2" style:display-name="Header Char" style:family="text" style:name="653">
      <style:paragraph-properties/>
    </style:style>
    <style:style style:parent-style-name="624" style:display-name="Footer" style:family="paragraph" style:name="6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2" style:display-name="Footer Char" style:family="text" style:name="655">
      <style:paragraph-properties/>
    </style:style>
    <style:style style:parent-style-name="622" style:display-name="Caption Char" style:family="text" style:name="656">
      <style:paragraph-properties/>
    </style:style>
    <style:style style:parent-style-name="622" style:display-name="Hyperlink" style:family="text" style:name="657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22" style:display-name="Internet link" style:family="text" style:name="658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2" style:display-name="Internet link" style:family="text" style:name="659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2" style:display-name="Internet link" style:family="text" style:name="660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4" style:display-name="footnote text" style:family="paragraph" style:name="661">
      <style:text-properties fo:font-size="9pt"/>
      <style:paragraph-properties fo:line-height="100%" fo:margin-bottom="2pt"/>
    </style:style>
    <style:style style:parent-style-name="622" style:display-name="Footnote Text Char" style:family="text" style:name="662">
      <style:text-properties fo:font-size="9pt"/>
      <style:paragraph-properties/>
    </style:style>
    <style:style style:parent-style-name="622" style:display-name="footnote reference" style:family="text" style:name="663">
      <style:text-properties style:text-position="super 58%"/>
      <style:paragraph-properties/>
    </style:style>
    <style:style style:parent-style-name="624" style:display-name="endnote text" style:family="paragraph" style:name="664">
      <style:text-properties fo:font-size="10pt"/>
      <style:paragraph-properties fo:line-height="100%" fo:margin-bottom="0pt"/>
    </style:style>
    <style:style style:parent-style-name="622" style:display-name="Endnote Text Char" style:family="text" style:name="665">
      <style:text-properties fo:font-size="10pt"/>
      <style:paragraph-properties/>
    </style:style>
    <style:style style:parent-style-name="622" style:display-name="endnote reference" style:family="text" style:name="666">
      <style:text-properties style:text-position="super 58%"/>
      <style:paragraph-properties/>
    </style:style>
    <style:style style:parent-style-name="624" style:display-name="toc 1" style:family="paragraph" style:name="667">
      <style:paragraph-properties fo:margin-left="0cm" fo:margin-right="0cm" fo:text-indent="0cm" fo:margin-bottom="2.85pt"/>
    </style:style>
    <style:style style:parent-style-name="624" style:display-name="toc 2" style:family="paragraph" style:name="668">
      <style:paragraph-properties fo:margin-left="0.4992cm" fo:margin-right="0cm" fo:text-indent="0cm" fo:margin-bottom="2.85pt"/>
    </style:style>
    <style:style style:parent-style-name="624" style:display-name="toc 3" style:family="paragraph" style:name="669">
      <style:paragraph-properties fo:margin-left="1cm" fo:margin-right="0cm" fo:text-indent="0cm" fo:margin-bottom="2.85pt"/>
    </style:style>
    <style:style style:parent-style-name="624" style:display-name="toc 4" style:family="paragraph" style:name="670">
      <style:paragraph-properties fo:margin-left="1.499cm" fo:margin-right="0cm" fo:text-indent="0cm" fo:margin-bottom="2.85pt"/>
    </style:style>
    <style:style style:parent-style-name="624" style:display-name="toc 5" style:family="paragraph" style:name="671">
      <style:paragraph-properties fo:margin-left="2cm" fo:margin-right="0cm" fo:text-indent="0cm" fo:margin-bottom="2.85pt"/>
    </style:style>
    <style:style style:parent-style-name="624" style:display-name="toc 6" style:family="paragraph" style:name="672">
      <style:paragraph-properties fo:margin-left="2.5cm" fo:margin-right="0cm" fo:text-indent="0cm" fo:margin-bottom="2.85pt"/>
    </style:style>
    <style:style style:parent-style-name="624" style:display-name="toc 7" style:family="paragraph" style:name="673">
      <style:paragraph-properties fo:margin-left="3.001cm" fo:margin-right="0cm" fo:text-indent="0cm" fo:margin-bottom="2.85pt"/>
    </style:style>
    <style:style style:parent-style-name="624" style:display-name="toc 8" style:family="paragraph" style:name="674">
      <style:paragraph-properties fo:margin-left="3.5cm" fo:margin-right="0cm" fo:text-indent="0cm" fo:margin-bottom="2.85pt"/>
    </style:style>
    <style:style style:parent-style-name="624" style:display-name="toc 9" style:family="paragraph" style:name="675">
      <style:paragraph-properties fo:margin-left="4.001cm" fo:margin-right="0cm" fo:text-indent="0cm" fo:margin-bottom="2.85pt"/>
    </style:style>
    <style:style style:parent-style-name="622" style:display-name="TOC Heading" style:family="paragraph" style:name="676">
      <style:paragraph-properties/>
    </style:style>
    <style:style style:parent-style-name="624" style:display-name="table of figures" style:family="paragraph" style:name="677">
      <style:paragraph-properties fo:margin-bottom="0pt"/>
    </style:style>
    <style:style style:parent-style-name="621" style:display-name="DStyle_paragraph" style:family="paragraph" style:name="678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78" style:display-name="Standard" style:family="paragraph" style:name="679">
      <style:text-properties/>
      <style:paragraph-properties/>
    </style:style>
    <style:style style:parent-style-name="679" style:display-name="Heading" style:family="paragraph" style:name="680">
      <style:text-properties fo:font-family="Liberation Sans" style:font-family-complex="Liberation Sans" fo:font-size="14pt"/>
      <style:paragraph-properties fo:margin-top="12pt" fo:margin-bottom="6pt"/>
    </style:style>
    <style:style style:parent-style-name="679" style:display-name="Text body" style:family="paragraph" style:name="681">
      <style:text-properties/>
      <style:paragraph-properties fo:line-height="115%" fo:margin-top="0pt" fo:margin-bottom="7pt"/>
    </style:style>
    <style:style style:parent-style-name="681" style:display-name="List" style:family="paragraph" style:name="682">
      <style:paragraph-properties/>
    </style:style>
    <style:style style:parent-style-name="679" style:display-name="Caption" style:family="paragraph" style:name="683">
      <style:text-properties fo:font-size="12pt" fo:font-style="italic"/>
      <style:paragraph-properties fo:margin-top="6pt" fo:margin-bottom="6pt"/>
    </style:style>
    <style:style style:parent-style-name="679" style:display-name="Index" style:family="paragraph" style:name="684">
      <style:paragraph-properties/>
    </style:style>
    <style:style style:parent-style-name="680" style:display-name="Heading 1" style:family="paragraph" style:name="685">
      <style:text-properties fo:font-size="18pt" fo:font-weight="bold"/>
      <style:paragraph-properties fo:margin-top="12pt" fo:margin-bottom="6pt"/>
    </style:style>
    <style:style style:class="default" style:display-name="Default Paragraph Font" style:family="text" style:name="686">
      <style:paragraph-properties/>
    </style:style>
    <style:style style:parent-style-name="678" style:display-name="T1" style:family="text" style:name="687">
      <style:paragraph-properties/>
    </style:style>
    <style:style style:parent-style-name="678" style:display-name="T2" style:family="text" style:name="688">
      <style:paragraph-properties/>
    </style:style>
    <style:style style:parent-style-name="678" style:display-name="T3" style:family="text" style:name="689">
      <style:paragraph-properties/>
    </style:style>
    <style:style style:parent-style-name="678" style:display-name="T4" style:family="text" style:name="690">
      <style:paragraph-properties/>
    </style:style>
    <style:style style:parent-style-name="678" style:display-name="T5" style:family="text" style:name="691">
      <style:paragraph-properties/>
    </style:style>
    <style:style style:parent-style-name="678" style:display-name="T6" style:family="text" style:name="692">
      <style:paragraph-properties/>
    </style:style>
    <style:style style:parent-style-name="678" style:display-name="T7" style:family="text" style:name="693">
      <style:paragraph-properties/>
    </style:style>
    <style:style style:parent-style-name="678" style:display-name="T8" style:family="text" style:name="694">
      <style:paragraph-properties/>
    </style:style>
    <style:style style:parent-style-name="678" style:display-name="T9" style:family="text" style:name="695">
      <style:paragraph-properties/>
    </style:style>
    <style:style style:parent-style-name="678" style:display-name="T1" style:family="text" style:name="696">
      <style:paragraph-properties/>
    </style:style>
    <style:style style:parent-style-name="678" style:display-name="T2" style:family="text" style:name="697">
      <style:paragraph-properties/>
    </style:style>
    <style:style style:parent-style-name="678" style:display-name="T3" style:family="text" style:name="698">
      <style:paragraph-properties/>
    </style:style>
    <style:style style:parent-style-name="678" style:display-name="T4" style:family="text" style:name="699">
      <style:paragraph-properties/>
    </style:style>
    <style:style style:parent-style-name="678" style:display-name="T5" style:family="text" style:name="700">
      <style:paragraph-properties/>
    </style:style>
    <style:style style:parent-style-name="678" style:display-name="T6" style:family="text" style:name="701">
      <style:paragraph-properties/>
    </style:style>
    <style:style style:parent-style-name="678" style:display-name="T7" style:family="text" style:name="702">
      <style:paragraph-properties/>
    </style:style>
    <style:style style:parent-style-name="678" style:display-name="T8" style:family="text" style:name="703">
      <style:paragraph-properties/>
    </style:style>
    <style:style style:parent-style-name="678" style:display-name="T9" style:family="text" style:name="704">
      <style:paragraph-properties/>
    </style:style>
    <style:style style:parent-style-name="678" style:display-name="T1" style:family="text" style:name="705">
      <style:paragraph-properties/>
    </style:style>
    <style:style style:parent-style-name="678" style:display-name="T2" style:family="text" style:name="706">
      <style:paragraph-properties/>
    </style:style>
    <style:style style:parent-style-name="678" style:display-name="T3" style:family="text" style:name="707">
      <style:paragraph-properties/>
    </style:style>
    <style:style style:parent-style-name="678" style:display-name="T4" style:family="text" style:name="708">
      <style:paragraph-properties/>
    </style:style>
    <style:style style:parent-style-name="678" style:display-name="T5" style:family="text" style:name="709">
      <style:paragraph-properties/>
    </style:style>
    <style:style style:parent-style-name="678" style:display-name="T6" style:family="text" style:name="710">
      <style:paragraph-properties/>
    </style:style>
    <style:style style:parent-style-name="678" style:display-name="T7" style:family="text" style:name="711">
      <style:paragraph-properties/>
    </style:style>
    <style:style style:parent-style-name="678" style:display-name="T8" style:family="text" style:name="712">
      <style:paragraph-properties/>
    </style:style>
    <style:style style:parent-style-name="678" style:display-name="T9" style:family="text" style:name="713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landscape" fo:margin-top="2cm" fo:margin-bottom="2cm" fo:margin-left="2cm" fo:margin-right="2cm"/>
    </style:page-layout>
    <style:page-layout style:name="Mpm2">
      <style:page-layout-properties fo:page-width="21.59cm" fo:page-height="27.94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0.127</meta:generator>
    <meta:creation-date>2019-06-05T17:14:12Z</meta:creation-date>
  </office:meta>
</office:document-meta>
</file>